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54f2" officeooo:paragraph-rsid="000654f2"/>
    </style:style>
    <style:style style:name="P2" style:family="paragraph" style:parent-style-name="Standard">
      <style:text-properties officeooo:rsid="000654f2" officeooo:paragraph-rsid="000654f2"/>
    </style:style>
    <style:style style:name="P3" style:family="paragraph" style:parent-style-name="Standard">
      <style:text-properties officeooo:rsid="000743a8" officeooo:paragraph-rsid="000743a8"/>
    </style:style>
    <style:style style:name="T1" style:family="text">
      <style:text-properties officeooo:rsid="000743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To push to <text:span text:style-name="T1">master</text:span> do:</text:p>
      <text:p text:style-name="P1"/>
      <text:p text:style-name="P1"><text:tab/>git push origin master</text:p>
      <text:p text:style-name="P1"/>
      <text:p text:style-name="P1"><text:span text:style-name="T1">T</text:span>o push to branch do:</text:p>
      <text:p text:style-name="P1"/>
      <text:p text:style-name="P1"><text:tab/>git push origin allison</text:p>
      <text:p text:style-name="P1"/>
      <text:p text:style-name="P1"/>
      <text:p text:style-name="P3">code that works:</text:p>
      <text:p text:style-name="P3"/>
      <text:p text:style-name="P3">-git checkout master</text:p>
      <text:p text:style-name="P3">-git pull</text:p>
      <text:p text:style-name="P3">-git checkout allison</text:p>
      <text:p text:style-name="P3">-git merge master</text:p>
      <text:p text:style-name="P3">-git checkout master </text:p>
      <text:p text:style-name="P3">-git merge alli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3:43:46.931446371</meta:creation-date>
    <dc:date>2017-03-30T13:48:21.136055220</dc:date>
    <meta:editing-duration>PT1M5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38" meta:character-count="211" meta:non-whitespace-character-count="181"/>
  </office:meta>
</office:document-meta>
</file>